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1"/>
    </style:style>
    <style:style style:name="P4" style:family="paragraph" style:parent-style-name="Standard">
      <style:paragraph-properties fo:margin-left="0.4917in" fo:margin-right="0in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P9" style:family="paragraph" style:parent-style-name="List_20_Paragraph">
      <style:text-properties style:font-name="Arial" fo:font-size="12pt" style:font-size-asian="12pt" style:font-name-complex="Arial1"/>
    </style:style>
    <style:style style:name="P10" style:family="paragraph" style:parent-style-name="List_20_Paragraph">
      <style:text-properties style:font-name="Arial" fo:font-size="14pt" fo:font-weight="bold" style:font-size-asian="14pt" style:font-weight-asian="bold" style:font-name-complex="Arial1"/>
    </style:style>
    <style:style style:name="P11" style:family="paragraph" style:parent-style-name="List_20_Paragraph" style:list-style-name="WWNum3"/>
    <style:style style:name="P12" style:family="paragraph" style:parent-style-name="List_20_Paragraph">
      <style:text-properties fo:color="#444444" style:font-name="Arial" fo:font-size="10pt" fo:language="en" fo:country="GB" fo:font-weight="bold" style:font-name-asian="Times New Roman1" style:font-size-asian="10pt" style:language-asian="pt" style:country-asian="PT" style:font-weight-asian="bold" style:font-name-complex="Arial1" style:font-size-complex="10pt" style:font-weight-complex="bold"/>
    </style:style>
    <style:style style:name="P13" style:family="paragraph" style:parent-style-name="List_20_Paragraph" style:list-style-name="WWNum2"/>
    <style:style style:name="P14" style:family="paragraph" style:parent-style-name="List_20_Paragraph">
      <style:paragraph-properties fo:margin-left="0.5in" fo:margin-right="0in" fo:text-align="justify" style:justify-single-word="false" fo:text-indent="0.4835in" style:auto-text-indent="false"/>
    </style:style>
    <style:style style:name="P15" style:family="paragraph" style:parent-style-name="List_20_Paragraph">
      <style:paragraph-properties fo:margin-left="0.5in" fo:margin-right="0in" fo:text-align="justify" style:justify-single-word="false" fo:text-indent="0.4835in" style:auto-text-indent="false"/>
      <style:text-properties style:font-name="Arial" fo:font-size="12pt" style:font-size-asian="12pt" style:font-name-complex="Arial1"/>
    </style:style>
    <style:style style:name="P16" style:family="paragraph" style:parent-style-name="List_20_Paragraph">
      <style:paragraph-properties fo:margin-left="1in" fo:margin-right="0in" fo:text-indent="0in" style:auto-text-indent="false"/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P17" style:family="paragraph" style:parent-style-name="List_20_Paragraph" style:list-style-name="">
      <style:paragraph-properties fo:margin-left="0.5in" fo:margin-right="0in" fo:margin-top="0in" fo:margin-bottom="0.111in" loext:contextual-spacing="true" fo:line-height="108%" fo:text-align="justify" style:justify-single-word="false" fo:orphans="2" fo:widows="2" fo:text-indent="0in" style:auto-text-indent="false" style:writing-mode="lr-tb"/>
    </style:style>
    <style:style style:name="P18" style:family="paragraph" style:parent-style-name="List_20_Paragraph" style:list-style-name="WWNum2">
      <style:paragraph-properties fo:margin-top="0in" fo:margin-bottom="0.111in" loext:contextual-spacing="true"/>
    </style:style>
    <style:style style:name="P19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style:font-name="Arial" fo:font-size="16pt" style:font-size-asian="16pt" style:font-name-complex="Arial1"/>
    </style:style>
    <style:style style:name="T3" style:family="text">
      <style:text-properties style:font-name="Arial" fo:font-size="16pt" fo:language="en" fo:country="GB" fo:font-weight="bold" style:font-size-asian="16pt" style:font-weight-asian="bold" style:font-name-complex="Arial1"/>
    </style:style>
    <style:style style:name="T4" style:family="text">
      <style:text-properties style:font-name="Arial" fo:font-size="12pt" style:font-size-asian="12pt" style:font-name-complex="Arial1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T6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7" style:family="text">
      <style:text-properties style:font-name="Arial" fo:font-size="12pt" fo:font-style="italic" style:font-size-asian="12pt" style:font-style-asian="italic" style:font-name-complex="Arial1" style:font-style-complex="italic"/>
    </style:style>
    <style:style style:name="T8" style:family="text">
      <style:text-properties style:font-name="Arial" fo:font-size="12pt" fo:font-style="normal" style:font-size-asian="12pt" style:font-style-asian="normal" style:font-name-complex="Arial1" style:font-style-complex="normal"/>
    </style:style>
    <style:style style:name="T9" style:family="text">
      <style:text-properties style:font-name="Arial" fo:font-size="12pt" fo:language="en" fo:country="GB" style:font-size-asian="12pt" style:font-name-complex="Arial1"/>
    </style:style>
    <style:style style:name="T10" style:family="text">
      <style:text-properties style:font-name="Arial" fo:font-size="14pt" fo:font-weight="bold" style:font-size-asian="14pt" style:font-weight-asian="bold" style:font-name-complex="Arial1"/>
    </style:style>
    <style:style style:name="T11" style:family="text">
      <style:text-properties style:font-name="Arial" fo:language="en" fo:country="GB" fo:font-weight="bold" style:font-name-asian="Times New Roman1" style:language-asian="pt" style:country-asian="PT" style:font-weight-asian="bold" style:font-name-complex="Arial1" style:font-size-complex="10pt" style:font-weight-complex="bold"/>
    </style:style>
    <style:style style:name="T12" style:family="text">
      <style:text-properties style:font-name="Arial" fo:language="en" fo:country="GB" style:font-name-asian="Times New Roman1" style:language-asian="pt" style:country-asian="PT" style:font-name-complex="Arial1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álise e Síntese de Algoritmos (1º Projeto)</text:span></text:p>
      <text:p text:style-name="P1"><text:span text:style-name="T2">Grupo 57</text:span></text:p>
      <text:p text:style-name="P1"><text:span text:style-name="T4">Isabel Soares (89466)</text:span></text:p>
      <text:p text:style-name="P1"><text:span text:style-name="T4">Tiago Afonso (89546)</text:span></text:p>
      <text:p text:style-name="P2"/>
      <text:list xml:id="list2391308716882956859" text:style-name="WWNum1">
        <text:list-item>
          <text:p text:style-name="P6"><text:span text:style-name="T10">Breve introdução</text:span></text:p>
        </text:list-item>
      </text:list>
      <text:p text:style-name="P7"><text:span text:style-name="T4"><text:tab/>Foi-nos proposto desenvolver um projeto no âmbito da cadeira de Análise e Síntese de Algoritmos que se baseia na identificação de sub-redes e em reconhecer routers que levariam ao aumento do número de sub-redes caso estes tenham sido atacados ou desligados.</text:span></text:p>
      <text:p text:style-name="P7"><text:span text:style-name="T4">Deste modo, apresentamos o problema como um grafo não dirigido onde utilizamos um algoritmo de procura de componentes fortemente ligadas nomeadamente o algoritmo de Tarjan lecionado nas aulas. </text:span></text:p>
      <text:p text:style-name="P3"/>
      <text:list xml:id="list225621216698530" text:continue-numbering="true" text:style-name="WWNum1">
        <text:list-item>
          <text:p text:style-name="P6"><text:span text:style-name="T10">Descrição da solução</text:span></text:p>
        </text:list-item>
      </text:list>
      <text:p text:style-name="P7"><text:span text:style-name="T4"><text:tab/>A implementação do programa foi realizada em linguagem C.</text:span></text:p>
      <text:p text:style-name="P14"><text:span text:style-name="T4">Neste grafo, os vértices(N) correspondem aos routers e as ligações entre eles(M) correspondem às arestas.</text:span></text:p>
      <text:p text:style-name="P14"><text:span text:style-name="T4">Começámos por criar uma lista de adjacência que contém toda a informação sobre a rede no grafo. De seguida, adicionámos cada uma das ligações entre routers da rede no mesmo grafo.</text:span></text:p>
      <text:p text:style-name="P15"/>
      <text:p text:style-name="P14"><text:span text:style-name="T4">Para resolver o primeiro ponto (determinar o número de sub-redes), utilizámos um algoritmo DFS recursivo (</text:span><text:span text:style-name="T6">NETWORKcompsligadas</text:span><text:span text:style-name="T4">) que por cada vez que atravessa a rede, descobre uma sub-rede e coloca no array </text:span><text:span text:style-name="T6">cc </text:span><text:span text:style-name="T4">(componentes conectadas), de tamanho N, a sub-rede a que cada vértice pertence. No final da função, retorna o número de sub-redes.</text:span></text:p>
      <text:p text:style-name="P7"><text:span text:style-name="T4"><text:tab/>Para o segundo ponto (identificadores das sub-redes) é criado um array </text:span><text:span text:style-name="T6">ids</text:span><text:span text:style-name="T4"> que é preenchido pelos routers com maior identificador para cada componente conectada, que é posteriormente ordenada utilizando o QuickSort (da biblioteca stdlib.h), escolhido pela complexidade e pela pequena complexidade espacial (O(N) no pior caso).</text:span></text:p>
      <text:p text:style-name="P7"><text:span text:style-name="T4"><text:tab/>Para o terceiro ponto (número de routers que desligados formam sub-redes), foi utilizado o Algoritmo de Tarjan, que descobre os routers que quebram a rede e assinala-os no array </text:span><text:span text:style-name="T6">brknRouters</text:span><text:span text:style-name="T4">, imprimindo de seguida a quantidade de routers partidos (</text:span><text:span text:style-name="T6">numbrokenrouters</text:span><text:span text:style-name="T4">). A função conjuga o terceiro e o quarto pontos (número de routers da maior sub-rede resultante da remoção dos routers que quebram), ao utilizar de novo o array </text:span><text:span text:style-name="T6">cc</text:span><text:span text:style-name="T4">, e colocando o valor 1 em todas as posições do array que simbolizam routers que quebram a rede. Esse array é usado na nova DFS (</text:span><text:span text:style-name="T6">NETWORKsubcompsligadas</text:span><text:span text:style-name="T4">), que ao invés de começar a </text:span><text:soft-page-break/><text:span text:style-name="T4">contar sub-redes do 0, começa a contar a partir de 2 (os routers que quebram têm o valor 1). É chamada a função </text:span><text:span text:style-name="T6">HighestFrequency</text:span><text:span text:style-name="T4">, que retorna a quantidade de vezes que o valor mais comum aparece num array, e ignora estes pontos, começando só a contar a partir da sub-rede com valor 2, retornando assim a maior sub-rede.</text:span></text:p>
      <text:p text:style-name="P7"><text:span text:style-name="T4"><text:tab/>No final do programa, o array </text:span><text:span text:style-name="T6">cc </text:span><text:span text:style-name="T4">é libertado de memória, em conjunto com a rede</text:span><text:bookmark text:name="_GoBack"/><text:span text:style-name="T4">.</text:span></text:p>
      <text:p text:style-name="P10"/>
      <text:p text:style-name="P10"/>
      <text:list xml:id="list225620953668658" text:continue-numbering="true" text:style-name="WWNum1">
        <text:list-item>
          <text:p text:style-name="P6"><text:span text:style-name="T10">Análise Teórica</text:span></text:p>
        </text:list-item>
      </text:list>
      <text:p text:style-name="P7"><text:span text:style-name="T4"><text:tab/>Em relação à análise teórica do nosso algoritmo, mais concretamente relacionado com a execução de cada ciclo, tendo em conta que V é o número de vértices de um grafo (neste caso o número de routers) e E é o número de arestas de um grafo (neste caso o número de ligações temporais entre elas), temos:</text:span></text:p>
      <text:p text:style-name="P9"/>
      <text:list xml:id="list6764120781350192338" text:style-name="WWNum3">
        <text:list-item>
          <text:p text:style-name="P11"><text:span text:style-name="T4">Inicialização do grafo: O(V);</text:span></text:p>
        </text:list-item>
        <text:list-item>
          <text:p text:style-name="P11"><text:span text:style-name="T4">Inserção de um arco: O(1);</text:span></text:p>
        </text:list-item>
        <text:list-item>
          <text:p text:style-name="P11"><text:span text:style-name="T4">Remoção de um arco: O(V);</text:span></text:p>
        </text:list-item>
        <text:list-item>
          <text:p text:style-name="P11"><text:span text:style-name="T4">DFS: O(V + E);</text:span></text:p>
        </text:list-item>
        <text:list-item>
          <text:p text:style-name="P11"><text:span text:style-name="T4">Algoritmo QuickSort: O(V log V);</text:span></text:p>
        </text:list-item>
        <text:list-item>
          <text:p text:style-name="P11"><text:span text:style-name="T4">Algoritmo Tarjan: O(V + E);</text:span></text:p>
        </text:list-item>
      </text:list>
      <text:p text:style-name="P4"><text:span text:style-name="T4">Logo, a complexidade final do nosso algoritmo é de O(V log V).</text:span></text:p>
      <text:p text:style-name="P16"/>
      <text:list xml:id="list225620641626437" text:continue-list="list225620953668658" text:style-name="WWNum1">
        <text:list-item>
          <text:p text:style-name="P8"><text:span text:style-name="T10">Análise Experimental dos Resultados</text:span></text:p>
        </text:list-item>
      </text:list>
      <text:p text:style-name="P17"><text:span text:style-name="T4"><text:tab/>Para verificar o uso de memória e tempo de execução do algoritmo, foram testados os inputs dados como exemplo, utilizando as funções </text:span><text:span text:style-name="T7">time</text:span><text:span text:style-name="T8"> e </text:span><text:span text:style-name="T7">Valgrind</text:span><text:span text:style-name="T8"> do Linux.</text:span></text:p>
      <text:p text:style-name="P17"><text:span text:style-name="T8"><text:tab/>Como se pode ver, o gasto de memória é linear, aumentando com o número de routers e ligações, não sendo tão fácil de ver no gráfico Tempo-Routers+Ligações, devido à diferença de valores usados nos exemplos e à diferença de precisão entre o comando </text:span><text:span text:style-name="T7">time</text:span><text:span text:style-name="T8"> e o </text:span><text:span text:style-name="T7">Valgrind.</text:span></text:p>
      <text:p text:style-name="P17"><text:span text:style-name="T7"/></text:p>
      <text:p text:style-name="P17"><draw:frame draw:style-name="fr2" draw:name="Object3" text:anchor-type="paragraph" svg:width="2.8728in" svg:height="1.3902in" draw:z-index="2"><draw:object xlink:href="./Object 5" xlink:type="simple" xlink:show="embed" xlink:actuate="onLoad"/><draw:image xlink:href="./ObjectReplacements/Object 5" xlink:type="simple" xlink:show="embed" xlink:actuate="onLoad"/></draw:frame><text:span text:style-name="T7"/></text:p>
      <text:p text:style-name="P19"><draw:frame draw:style-name="fr1" draw:name="Object2" text:anchor-type="paragraph" svg:x="-0.2165in" svg:y="3.3811in" svg:width="6.2547in" svg:height="3.5835in" draw:z-index="1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1" text:anchor-type="paragraph" svg:x="-0.448in" svg:y="-0.3256in" svg:width="6.6618in" svg:height="3.7917in" draw:z-index="0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8"> </text:span></text:p>
      <text:list xml:id="list225620114838735" text:continue-numbering="true" text:style-name="WWNum1">
        <text:list-item>
          <text:p text:style-name="P6"><text:span text:style-name="T10">Referências</text:span></text:p>
        </text:list-item>
      </text:list>
      <text:p text:style-name="P12"/>
      <text:list xml:id="list8243865402976895637" text:style-name="WWNum2">
        <text:list-item>
          <text:p text:style-name="P13"><text:span text:style-name="T11">Introduction to Algorithms, Third Edition: </text:span><text:span text:style-name="T12">Thomas H. Cormen, Charles E. Leiserson, Ronald L. Rivest and Clifford Stein September 2009 ISBN-10: 0-262-53305-7; ISBN-13: 978-0-262-53305-8</text:span></text:p>
        </text:list-item>
        <text:list-item>
          <text:p text:style-name="P13"><text:a xlink:type="simple" xlink:href="https://en.wikipedia.org/wiki/Biconnected_component" text:style-name="Internet_20_link" text:visited-style-name="Visited_20_Internet_20_Link"><text:span text:style-name="Internet_20_link"><text:span text:style-name="T9">https://en.wikipedia.org/wiki/Biconnected_component</text:span></text:span></text:a></text:p>
        </text:list-item>
        <text:list-item>
          <text:p text:style-name="P18"><text:span text:style-name="Internet_20_link"><text:span text:style-name="T9">https://www.geeksforgeeks.org/tarjan-algorithm-find-strongly-connected-components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_5f_3ziulaheps" style:display-name="_3ziulaheps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5.4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03:00</meta:creation-date>
    <meta:initial-creator>Isabel Soares</meta:initial-creator>
    <dc:language>en-US</dc:language>
    <dc:date>2019-03-21T22:56:19.718418722</dc:date>
    <meta:editing-cycles>7</meta:editing-cycles>
    <meta:editing-duration>PT12M56S</meta:editing-duration>
    <meta:generator>LibreOffice/5.1.6.2$Linux_X86_64 LibreOffice_project/10m0$Build-2</meta:generator>
    <meta:document-statistic meta:table-count="0" meta:image-count="0" meta:object-count="3" meta:page-count="3" meta:paragraph-count="32" meta:word-count="633" meta:character-count="3935" meta:non-whitespace-character-count="3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5" style:family="chart">
      <style:graphic-properties svg:stroke-width="0.018cm" svg:stroke-color="#b3b3b3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6pt" style:font-size-asian="16pt" style:font-size-complex="16pt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18cm" svg:stroke-color="#004586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414cm" svg:height="8.286cm" xlink:href="." xlink:type="simple" chart:class="chart:scatter" chart:style-name="ch1">
        <chart:plot-area chart:style-name="ch2" chart:data-source-has-labels="both" svg:x="1.726cm" svg:y="0.165cm" svg:width="14.36cm" svg:height="6.588cm">
          <chartooo:coordinate-region svg:x="2.347cm" svg:y="0.364cm" svg:width="13.368cm" svg:height="5.742cm"/>
          <chart:axis chart:dimension="x" chart:name="primary-x" chart:style-name="ch3" chartooo:axis-type="auto">
            <chart:title svg:x="7.309cm" svg:y="6.919cm" chart:style-name="ch4">
              <text:p>Tempo (ms)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3">
            <chart:title svg:x="0.451cm" svg:y="5.36cm" chart:style-name="ch6">
              <text:p>Memória (MB)</text:p>
            </chart:title>
            <chart:grid chart:style-name="ch5" chart:class="major"/>
          </chart:axis>
          <chart:series chart:style-name="ch7" chart:values-cell-range-address="local-table.$B$2:.$B$16" chart:label-cell-address="local-table.$B$1" chart:class="chart:scatter">
            <chart:domain table:cell-range-address="local-table.$C$2:.$C$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.51918029785156">
                <text:p>7.51918029785156</text:p>
              </table:table-cell>
              <table:table-cell office:value-type="float" office:value="117.053002">
                <text:p>117.05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528930664063">
                <text:p>10.6528930664063</text:p>
              </table:table-cell>
              <table:table-cell office:value-type="float" office:value="238.857518">
                <text:p>238.857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19232177734">
                <text:p>13.6119232177734</text:p>
              </table:table-cell>
              <table:table-cell office:value-type="float" office:value="354.80986">
                <text:p>354.80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943359375">
                <text:p>16.41943359375</text:p>
              </table:table-cell>
              <table:table-cell office:value-type="float" office:value="464.861474">
                <text:p>464.86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269348144531">
                <text:p>19.8269348144531</text:p>
              </table:table-cell>
              <table:table-cell office:value-type="float" office:value="598.398457">
                <text:p>598.398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031341552734">
                <text:p>22.6031341552734</text:p>
              </table:table-cell>
              <table:table-cell office:value-type="float" office:value="707.201785">
                <text:p>707.201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466552734375">
                <text:p>24.9466552734375</text:p>
              </table:table-cell>
              <table:table-cell office:value-type="float" office:value="799.04571">
                <text:p>799.0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96728515625">
                <text:p>27.2896728515625</text:p>
              </table:table-cell>
              <table:table-cell office:value-type="float" office:value="890.889148">
                <text:p>890.88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350830078125">
                <text:p>30.3350830078125</text:p>
              </table:table-cell>
              <table:table-cell office:value-type="float" office:value="1010.283751">
                <text:p>1010.28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0507659912109">
                <text:p>33.0507659912109</text:p>
              </table:table-cell>
              <table:table-cell office:value-type="float" office:value="1116.698932">
                <text:p>1116.698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9099731445312">
                <text:p>34.9099731445312</text:p>
              </table:table-cell>
              <table:table-cell office:value-type="float" office:value="1189.576575">
                <text:p>1189.576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7666854858398">
                <text:p>36.7666854858398</text:p>
              </table:table-cell>
              <table:table-cell office:value-type="float" office:value="1262.451338">
                <text:p>1262.45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292572021484">
                <text:p>38.6292572021484</text:p>
              </table:table-cell>
              <table:table-cell office:value-type="float" office:value="1335.325664">
                <text:p>1335.325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4881439208984">
                <text:p>40.4881439208984</text:p>
              </table:table-cell>
              <table:table-cell office:value-type="float" office:value="1408.201072">
                <text:p>1408.2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469177246094">
                <text:p>47.2469177246094</text:p>
              </table:table-cell>
              <table:table-cell office:value-type="float" office:value="1833.286404">
                <text:p>1833.286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cm" svg:height="9.63cm" xlink:href="." xlink:type="simple" chart:class="chart:scatter" chart:style-name="ch1">
        <chart:plot-area chart:style-name="ch2" chart:data-source-has-labels="both" svg:x="1.736cm" svg:y="0.192cm" svg:width="14.846cm" svg:height="7.878cm">
          <chartooo:coordinate-region svg:x="2.463cm" svg:y="0.392cm" svg:width="13.469cm" svg:height="7.031cm"/>
          <chart:axis chart:dimension="x" chart:name="primary-x" chart:style-name="ch3" chartooo:axis-type="auto">
            <chart:title svg:x="6.596cm" svg:y="8.263cm" chart:style-name="ch4">
              <text:p>Routers + Ligaçõ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4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00">
                <text:p>65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00">
                <text:p>1400000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 svg:stroke-opacity="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87cm" svg:height="9.101cm" xlink:href="." xlink:type="simple" chart:class="chart:scatter" chart:style-name="ch1">
        <chart:plot-area chart:style-name="ch2" chart:data-source-has-labels="both" svg:x="0.896cm" svg:y="0.218cm" svg:width="14.769cm" svg:height="8.232cm">
          <chartooo:coordinate-region svg:x="1.517cm" svg:y="0.417cm" svg:width="13.776cm" svg:height="7.386cm"/>
          <chart:axis chart:dimension="x" chart:name="primary-x" chart:style-name="ch3" chartooo:axis-type="auto">
            <chart:title svg:x="6.683cm" svg:y="8.154cm" chart:style-name="ch4">
              <text:p>Tempo (ms)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3">
            <chart:title svg:x="0.001cm" svg:y="6.235cm" chart:style-name="ch6">
              <text:p>Memória (MB)</text:p>
            </chart:title>
            <chart:grid chart:style-name="ch5"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.053002">
                <text:p>117.053002</text:p>
              </table:table-cell>
              <table:table-cell office:value-type="float" office:value="7.51918029785156">
                <text:p>7.51918029785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857518">
                <text:p>238.857518</text:p>
              </table:table-cell>
              <table:table-cell office:value-type="float" office:value="10.6528930664063">
                <text:p>10.652893066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.80986">
                <text:p>354.80986</text:p>
              </table:table-cell>
              <table:table-cell office:value-type="float" office:value="13.6119232177734">
                <text:p>13.611923217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.861474">
                <text:p>464.861474</text:p>
              </table:table-cell>
              <table:table-cell office:value-type="float" office:value="16.41943359375">
                <text:p>16.419433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8.398457">
                <text:p>598.398457</text:p>
              </table:table-cell>
              <table:table-cell office:value-type="float" office:value="19.8269348144531">
                <text:p>19.826934814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7.201785">
                <text:p>707.201785</text:p>
              </table:table-cell>
              <table:table-cell office:value-type="float" office:value="22.6031341552734">
                <text:p>22.6031341552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.04571">
                <text:p>799.04571</text:p>
              </table:table-cell>
              <table:table-cell office:value-type="float" office:value="24.9466552734375">
                <text:p>24.9466552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0.889148">
                <text:p>890.889148</text:p>
              </table:table-cell>
              <table:table-cell office:value-type="float" office:value="27.2896728515625">
                <text:p>27.289672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0.283751">
                <text:p>1010.283751</text:p>
              </table:table-cell>
              <table:table-cell office:value-type="float" office:value="30.3350830078125">
                <text:p>30.335083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6.698932">
                <text:p>1116.698932</text:p>
              </table:table-cell>
              <table:table-cell office:value-type="float" office:value="33.0507659912109">
                <text:p>33.050765991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9.576575">
                <text:p>1189.576575</text:p>
              </table:table-cell>
              <table:table-cell office:value-type="float" office:value="34.9099731445312">
                <text:p>34.909973144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2.451338">
                <text:p>1262.451338</text:p>
              </table:table-cell>
              <table:table-cell office:value-type="float" office:value="36.7666854858398">
                <text:p>36.7666854858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5.325664">
                <text:p>1335.325664</text:p>
              </table:table-cell>
              <table:table-cell office:value-type="float" office:value="38.6292572021484">
                <text:p>38.629257202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.201072">
                <text:p>1408.201072</text:p>
              </table:table-cell>
              <table:table-cell office:value-type="float" office:value="40.4881439208984">
                <text:p>40.4881439208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3.286404">
                <text:p>1833.286404</text:p>
              </table:table-cell>
              <table:table-cell office:value-type="float" office:value="47.2469177246094">
                <text:p>47.24691772460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 + E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0.51" calcext:value-type="float">
            <text:p>0.5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2:56:09.870500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